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style:text-underline-mode="continuous" style:text-overline-mode="continuous" style:text-line-through-mode="continuous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16pt" fo:font-weight="bold" officeooo:rsid="000cdda6" officeooo:paragraph-rsid="000cdda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>
      <style:paragraph-properties fo:text-align="center" style:justify-single-word="false"/>
      <style:text-properties officeooo:rsid="000f4269" officeooo:paragraph-rsid="000f4269"/>
    </style:style>
    <style:style style:name="P7" style:family="paragraph" style:parent-style-name="Standard">
      <style:text-properties fo:font-size="12pt" fo:font-weight="normal" officeooo:rsid="000ebe20" officeooo:paragraph-rsid="000968ee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f4269" officeooo:paragraph-rsid="000f426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f4269" officeooo:paragraph-rsid="000f426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fb54f" officeooo:paragraph-rsid="000fcb75" style:font-size-asian="12pt" style:font-weight-asian="normal" style:font-size-complex="12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officeooo:rsid="000f426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cb75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Memoria Práctica <text:span text:style-name="T2">3</text:span>:</text:p>
      <text:p text:style-name="Standard"/>
      <text:p text:style-name="P4"/>
      <text:p text:style-name="P6"><text:span text:style-name="T1">Uso de una base de datos relacional para nuestra aplicación web.</text:span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Óscar Gómez Borzdynski y Lucía Colmenarejo Pérez</text:p>
      <text:p text:style-name="Standard"/>
      <text:p text:style-name="Standard"/>
      <text:p text:style-name="Standard"/>
      <text:p text:style-name="P3"><text:soft-page-break/><text:span text:style-name="T2">Modificación de la base de datos aportada</text:span>:</text:p>
      <text:p text:style-name="P7"/>
      <text:p text:style-name="P8">En primer lugar, hemos creado el diagrama E-R de la base de datos proporcionada. Vemos que no tiene claves extranjeras ni claves primarias de las entidades.</text:p>
      <text:p text:style-name="P8">Las tablas observadoas son las siguientes:</text:p>
      <text:p text:style-name="P8"/>
      <text:p text:style-name="P8">&lt;FOTOOOOOOOOOOOOOO&gt;</text:p>
      <text:p text:style-name="P8"/>
      <text:p text:style-name="P9">Pensamos que todo lo que termina en <text:span text:style-name="T3">id</text:span><text:span text:style-name="T4"> puede ser <text:s/>considerado una clave, ya sea extranjera o primaria. Por ello procedemos a crear el E-R como pensamos que debería ser:</text:span></text:p>
      <text:p text:style-name="P9"><text:span text:style-name="T4"/></text:p>
      <text:p text:style-name="P9"><text:span text:style-name="T4">&lt;FOTOOOOOOOOOOOOO&gt;</text:span></text:p>
      <text:p text:style-name="P9"><text:span text:style-name="T4"/></text:p>
      <text:p text:style-name="P9"><text:span text:style-name="T4">Por ello vamos a realizar los siguientes cambios</text:span></text:p>
      <text:p text:style-name="P9"><text:span text:style-name="T4"/></text:p>
      <text:p text:style-name="P9"><text:span text:style-name="T4">&lt;SUJETO A MODIFICACION&gt;</text:span></text:p>
      <text:p text:style-name="P10"><text:span text:style-name="T4">Especificar las claves primarias en las entidades: Customer, Orders, Products, Imdb_Movies, Imdb_Actors e Imdb_Directors.</text:span></text:p>
      <text:p text:style-name="P10"><text:span text:style-name="T5">Especificar claves “foreign” en las entidades: OrderDetail, Inventory, Imdb_ActorMovies, Imdb_DirectorMovies, Imdb_Movielanguages, Imdb_MovieCountries, Imdb_MovieGenres.</text:span></text:p>
      <text:p text:style-name="P10"><text:span text:style-name="T5">Eliminar atributos que consideramos innecesarios como por ejemplo el género de un cliente.</text:span></text:p>
      <text:p text:style-name="P10"><text:span text:style-name="T5"/></text:p>
      <text:p text:style-name="P10"><text:span text:style-name="T5">Decidimos realizar estas acciones para poder definir las tablas que son entidades y las que son relaciones. Además cribamos datos no necesarios para aligerar el peso de la base de datos y acelerar las consultas.</text:span></text:p>
      <text:p text:style-name="P10"><text:span text:style-name="T5"/></text:p>
      <text:p text:style-name="P10"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 text:c="72"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9-26T08:54:00Z</meta:creation-date>
    <dc:date>2018-11-08T18:13:41.643926998</dc:date>
    <meta:editing-cycles>19</meta:editing-cycles>
    <meta:editing-duration>PT2H10M10S</meta:editing-duration>
    <meta:document-statistic meta:table-count="0" meta:image-count="0" meta:object-count="0" meta:page-count="2" meta:paragraph-count="20" meta:word-count="178" meta:character-count="1321" meta:non-whitespace-character-count="1074"/>
    <meta:template xlink:type="simple" xlink:actuate="onRequest" xlink:title="" xlink:href="../Memoria_P1.odt/Normal.dotm"/>
  </office:meta>
</office:document-meta>
</file>